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ResolutionTests.assertAutowirableParameters( Executable execut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eterResolutionTests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ResolutionTests.resolveDependencyPreconditionsF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ResolutionTests.annotatedParametersInInnerClassConstructorAreCandidatesFor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ableClass.AutowirableClass( String notAutowirable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ResolutionTests.resolveDependencyPreconditionsFor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ResolutionTests.resolveDependencyForAnnotatedParametersInTopLevelClass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ResolutionTests.isAutowirable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ableClass.AutowirableClass( @ Autowired String firstParameter , @ Qualifier ( "someQualifier" ) String secondParameter , @ Value ( "${someValue}" ) String thirdParameter , @ Autowired ( required = false ) String fourth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ResolutionTests.annotatedParametersInTopLevelClassConstructorAreCandidatesForAutowi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ResolutionTests.annotatedParametersInMethodAreCandidatesFor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nerAutowirableClass.InnerAutowirableClass( @ Autowired String firstParameter , @ Qualifier ( "someQualifier" ) String second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ResolutionTests.autowirableMethod( @ Autowired String firstParameter , @ Qualifier ( "someQualifier" ) String secondParameter , @ Value ( "${someValue}" ) String thirdParameter , @ Autowired ( required = false ) String fourth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ResolutionTests.nonAnnotatedParametersInTopLevelClassConstructorAreNotCandidatesFor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ResolutionTests.resolveDependencyPreconditionsForContain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